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margin-left="0.9846in" fo:margin-right="0in" fo:text-indent="0.4925in" style:auto-text-indent="false" style:page-number="auto" fo:break-before="page">
        <style:tab-stops/>
      </style:paragraph-properties>
      <style:text-properties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2" style:family="paragraph" style:parent-style-name="Normal">
      <style:text-properties fo:font-size="14pt" style:font-size-asian="14pt" style:font-size-complex="14pt"/>
    </style:style>
    <style:style style:name="P3" style:family="paragraph" style:parent-style-name="Normal">
      <style:paragraph-properties fo:margin-left="0.25in" fo:margin-right="0in" fo:text-align="start" style:justify-single-word="false" fo:text-indent="0.2425in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Normal">
      <style:paragraph-properties fo:margin-left="0.25in" fo:margin-right="0in" fo:text-align="start" style:justify-single-word="false" fo:text-indent="0.2425in" style:auto-text-indent="false">
        <style:tab-stops/>
      </style:paragraph-properties>
    </style:style>
    <style:style style:name="P5" style:family="paragraph" style:parent-style-name="Normal">
      <style:paragraph-properties fo:margin-left="0.25in" fo:margin-right="0in" fo:text-align="start" style:justify-single-word="false" fo:text-indent="0in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Normal">
      <style:paragraph-properties fo:margin-left="0in" fo:margin-right="0in" fo:text-align="start" style:justify-single-word="false" fo:text-indent="0.4925in" style:auto-text-indent="false"/>
    </style:style>
    <style:style style:name="P7" style:family="paragraph" style:parent-style-name="List_20_Paragraph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List_20_Paragraph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text-align="start" style:justify-single-word="false"/>
    </style:style>
    <style:style style:name="P10" style:family="paragraph" style:parent-style-name="List_20_Paragraph" style:list-style-name="L1">
      <style:paragraph-properties fo:text-align="start" style:justify-single-word="false"/>
    </style:style>
    <style:style style:name="T1" style:family="text">
      <style:text-properties fo:color="#000000" style:font-name="ArialMT"/>
    </style:style>
    <style:style style:name="T2" style:family="text">
      <style:text-properties fo:color="#000000" style:font-name="ArialMT" fo:font-size="14pt" style:font-size-asian="14pt" style:font-size-complex="14pt"/>
    </style:style>
    <style:style style:name="T3" style:family="text">
      <style:text-properties fo:color="#000000" style:font-name="ArialMT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MT" fo:font-size="12pt" style:font-size-asian="12pt" style:font-size-complex="12pt"/>
    </style:style>
    <style:style style:name="T5" style:family="text">
      <style:text-properties fo:font-weight="normal" style:font-weight-asian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 10 foundation for business users</text:p>
      <text:p text:style-name="Normal"/>
      <text:p text:style-name="Normal"/>
      <text:p text:style-name="P2"/>
      <text:list xml:id="list6747655807643928893" text:style-name="L1">
        <text:list-item>
          <text:p text:style-name="P8">What is OneDrive?</text:p>
        </text:list-item>
      </text:list>
      <text:p text:style-name="P6"><text:span text:style-name="T6">a. Internal drive b. virtual drive c. Java Class d. </text:span><text:span text:style-name="fontstyle01"><text:span text:style-name="T8">a storage location in the <text:tab/>‘cloud’</text:span></text:span></text:p>
      <text:list xml:id="list112808879083033" text:continue-numbering="true" text:style-name="L1">
        <text:list-item>
          <text:p text:style-name="P8">Where OneDrive is held on?</text:p>
        </text:list-item>
      </text:list>
      <text:p text:style-name="P6"><text:span text:style-name="T6">a. Google servers <text:tab/>b. </text:span><text:span text:style-name="fontstyle01"><text:span text:style-name="T8">Microsoft servers<text:tab/></text:span></text:span><text:span text:style-name="T6">c. Apple server<text:tab/>d. Linux <text:tab/>server</text:span></text:p>
      <text:p text:style-name="P7"/>
      <text:list xml:id="list112810191338704" text:continue-numbering="true" text:style-name="L1">
        <text:list-item>
          <text:p text:style-name="P8">What is the disadvantage of cloud storage?</text:p>
        </text:list-item>
      </text:list>
      <text:p text:style-name="P9"><text:span text:style-name="T6">a. </text:span><text:span text:style-name="fontstyle01"><text:span text:style-name="T8">available to spy agencies</text:span></text:span><text:span text:style-name="T6"> b. Slow response c. Paid service d. Need high speed internet</text:span></text:p>
      <text:p text:style-name="P7"/>
      <text:list xml:id="list112809395086135" text:continue-numbering="true" text:style-name="L1">
        <text:list-item>
          <text:p text:style-name="P8">What is NSA and GCHQ?</text:p>
        </text:list-item>
      </text:list>
      <text:p text:style-name="P9"><text:span text:style-name="T6">a. Java Class b. </text:span><text:span text:style-name="fontstyle01"><text:span text:style-name="T8">Spy agencies</text:span></text:span><text:span text:style-name="fontstyle01"><text:span text:style-name="T6"> <text:s/></text:span></text:span><text:span text:style-name="T6"><text:s/>c. Special security d. Jumbled words</text:span></text:p>
      <text:p text:style-name="P7"/>
      <text:list xml:id="list112810331041638" text:continue-numbering="true" text:style-name="L1">
        <text:list-item>
          <text:p text:style-name="P10"><text:span text:style-name="fontstyle01"><text:span text:style-name="T6">The local area network group that you have access to is known as ?</text:span></text:span></text:p>
        </text:list-item>
      </text:list>
      <text:p text:style-name="P9"><text:span text:style-name="T6">a. intranet b. Extranet c. </text:span><text:span text:style-name="fontstyle01"><text:span text:style-name="T8">Homegroup</text:span></text:span><text:span text:style-name="T6"> <text:s/>d. LAN</text:span></text:p>
      <text:p text:style-name="P7"/>
      <text:list xml:id="list112809800169108" text:continue-numbering="true" text:style-name="L1">
        <text:list-item>
          <text:p text:style-name="P10"><text:span text:style-name="fontstyle01"><text:span text:style-name="T6">Where we can link up individual computers, printers and other devices?</text:span></text:span></text:p>
        </text:list-item>
      </text:list>
      <text:p text:style-name="P4"><text:span text:style-name="T6">a. Within office group b. Within public area c. Within intranet d. </text:span><text:span text:style-name="fontstyle01"><text:span text:style-name="T8">Within the</text:span></text:span><text:span text:style-name="Default_20_Paragraph_20_Font"><text:span text:style-name="T3"> <text:tab/></text:span></text:span><text:span text:style-name="fontstyle01"><text:span text:style-name="T8">homegroup</text:span></text:span></text:p>
      <text:p text:style-name="P7"/>
      <text:list xml:id="list112809108671798" text:continue-numbering="true" text:style-name="L1">
        <text:list-item>
          <text:p text:style-name="P10"><text:span text:style-name="fontstyle01"><text:span text:style-name="T6">To display the contents of the </text:span></text:span><text:span text:style-name="fontstyle21"><text:span text:style-name="T7">Documents</text:span></text:span><text:span text:style-name="fontstyle21"><text:span text:style-name="T6"> </text:span></text:span><text:span text:style-name="fontstyle01"><text:span text:style-name="T6">folder, where we have to click?</text:span></text:span></text:p>
        </text:list-item>
      </text:list>
      <text:p text:style-name="P3">a. Music folder b. List folder c. Class folder d. <text:span text:style-name="T11">Documents folder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ntstyle01" style:family="text" style:parent-style-name="Default_20_Paragraph_20_Font">
      <style:text-properties fo:color="#000000" style:font-name="ArialMT" fo:font-family="ArialMT" style:font-family-generic="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01T10:46:00Z</meta:creation-date>
    <dc:date>2018-09-05T11:28:08.758911370</dc:date>
    <meta:editing-cycles>72</meta:editing-cycles>
    <meta:editing-duration>PT3H26S</meta:editing-duration>
    <meta:document-statistic meta:table-count="0" meta:image-count="0" meta:object-count="0" meta:page-count="1" meta:paragraph-count="15" meta:word-count="162" meta:character-count="881" meta:non-whitespace-character-count="734"/>
    <meta:template xlink:type="simple" xlink:actuate="onRequest" xlink:title="" xlink:href="Normal"/>
  </office:meta>
</office:document-meta>
</file>